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2" table:default-cell-style-name="ce10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Energiewürf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L-Tisch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L-Tisch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Putzsteckdose direkt unter dem Lichtschal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Laborsteckdose L-T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Laborsteckdose Reflowof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T-Shirt-Pre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office:value-type="string" calcext:value-type="string">
            <text:p>11.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.00.0000</text:date>, <text:time style:data-style-name="N2" text:time-value="18:49:35.764580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8M39S</meta:editing-duration>
    <meta:editing-cycles>27</meta:editing-cycles>
    <meta:generator>LibreOffice/5.2.7.2$Linux_X86_64 LibreOffice_project/20m0$Build-2</meta:generator>
    <dc:date>2018-01-08T20:26:49.275224821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